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Calibri" fo:font-size="12pt" officeooo:rsid="0000b5b5" officeooo:paragraph-rsid="0000b5b5" style:font-size-asian="12pt" style:font-size-complex="12pt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01f106" officeooo:paragraph-rsid="0001f106"/>
    </style:style>
    <style:style style:name="P4" style:family="paragraph" style:parent-style-name="Standard">
      <style:paragraph-properties fo:text-align="justify" style:justify-single-word="false"/>
      <style:text-properties style:font-name="Calibri" officeooo:rsid="0001f106" officeooo:paragraph-rsid="00249cb9"/>
    </style:style>
    <style:style style:name="P5" style:family="paragraph" style:parent-style-name="Standard">
      <style:paragraph-properties fo:text-align="justify" style:justify-single-word="false"/>
      <style:text-properties style:font-name="Calibri" officeooo:rsid="0005a201" officeooo:paragraph-rsid="0005a201"/>
    </style:style>
    <style:style style:name="P6" style:family="paragraph" style:parent-style-name="Standard">
      <style:paragraph-properties fo:text-align="center" style:justify-single-word="false"/>
      <style:text-properties style:font-name="Calibri" officeooo:rsid="0005a201" officeooo:paragraph-rsid="0005a201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4pt" style:text-underline-style="solid" style:text-underline-width="auto" style:text-underline-color="font-color" fo:font-weight="bold" officeooo:rsid="0001f106" officeooo:paragraph-rsid="0001f10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4pt" style:text-underline-style="solid" style:text-underline-width="auto" style:text-underline-color="font-color" fo:font-weight="bold" officeooo:rsid="0001f106" officeooo:paragraph-rsid="00249cb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style:text-underline-style="solid" style:text-underline-width="auto" style:text-underline-color="font-color" fo:font-weight="bold" officeooo:rsid="0001f106" officeooo:paragraph-rsid="0029086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4pt" style:text-underline-style="solid" style:text-underline-width="auto" style:text-underline-color="font-color" fo:font-weight="bold" officeooo:rsid="0001f106" officeooo:paragraph-rsid="0029c3d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officeooo:rsid="00132cb4" officeooo:paragraph-rsid="0001f106"/>
    </style:style>
    <style:style style:name="P12" style:family="paragraph" style:parent-style-name="Standard">
      <style:paragraph-properties fo:text-align="justify" style:justify-single-word="false"/>
      <style:text-properties style:font-name="Calibri" officeooo:rsid="0003e5c9" officeooo:paragraph-rsid="0021f6d8"/>
    </style:style>
    <style:style style:name="P13" style:family="paragraph" style:parent-style-name="Standard">
      <style:paragraph-properties fo:text-align="justify" style:justify-single-word="false"/>
      <style:text-properties style:font-name="Calibri" officeooo:rsid="0021f6d8" officeooo:paragraph-rsid="0021f6d8"/>
    </style:style>
    <style:style style:name="P14" style:family="paragraph" style:parent-style-name="Standard">
      <style:paragraph-properties fo:text-align="justify" style:justify-single-word="false"/>
      <style:text-properties style:font-name="Calibri" officeooo:rsid="0021f6d8" officeooo:paragraph-rsid="00249cb9"/>
    </style:style>
    <style:style style:name="P15" style:family="paragraph" style:parent-style-name="Standard">
      <style:paragraph-properties fo:text-align="justify" style:justify-single-word="false"/>
      <style:text-properties style:font-name="Calibri" officeooo:rsid="0021f6d8" officeooo:paragraph-rsid="0025cddf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Calibri" fo:font-weight="normal" officeooo:rsid="00173d72" officeooo:paragraph-rsid="001f84d5" style:font-weight-asian="normal" style:font-weight-complex="normal"/>
    </style:style>
    <style:style style:name="P17" style:family="paragraph" style:parent-style-name="Title">
      <style:text-properties style:font-name="Calibri" officeooo:rsid="002b7ed4" officeooo:paragraph-rsid="002b7ed4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style:font-name="Calibri" fo:font-weight="normal" officeooo:rsid="00132cb4" officeooo:paragraph-rsid="002e59f3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style:font-name="Calibri" fo:font-weight="normal" officeooo:rsid="002d3d76" officeooo:paragraph-rsid="002d3d7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style:font-name="Calibri" fo:font-weight="normal" officeooo:rsid="002e59f3" officeooo:paragraph-rsid="002e59f3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Calibri" fo:font-weight="normal" officeooo:rsid="002f9937" officeooo:paragraph-rsid="002f993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Calibri" fo:font-weight="normal" officeooo:rsid="00145ff4" officeooo:paragraph-rsid="0001f106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Calibri" fo:font-weight="bold" officeooo:rsid="002d3d76" officeooo:paragraph-rsid="002d3d76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libri" officeooo:rsid="002cdc00" officeooo:paragraph-rsid="002cdc00"/>
    </style:style>
    <style:style style:name="P25" style:family="paragraph" style:parent-style-name="Standard">
      <style:paragraph-properties fo:text-align="justify" style:justify-single-word="false"/>
      <style:text-properties style:font-name="Calibri" officeooo:rsid="002d3d76" officeooo:paragraph-rsid="002d3d76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4pt" style:text-underline-style="solid" style:text-underline-width="auto" style:text-underline-color="font-color" fo:font-weight="bold" officeooo:rsid="0001f106" officeooo:paragraph-rsid="0021f6d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4pt" style:text-underline-style="solid" style:text-underline-width="auto" style:text-underline-color="font-color" fo:font-weight="bold" officeooo:rsid="0001f106" officeooo:paragraph-rsid="002f993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4pt" style:text-underline-style="solid" style:text-underline-width="auto" style:text-underline-color="font-color" fo:font-weight="bold" officeooo:rsid="0001f106" officeooo:paragraph-rsid="0032c965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Calibri" officeooo:rsid="002e59f3" officeooo:paragraph-rsid="002e59f3"/>
    </style:style>
    <style:style style:name="P30" style:family="paragraph" style:parent-style-name="Standard">
      <style:paragraph-properties fo:text-align="justify" style:justify-single-word="false"/>
      <style:text-properties style:font-name="Calibri" officeooo:rsid="002e59f3" officeooo:paragraph-rsid="002f9937"/>
    </style:style>
    <style:style style:name="P31" style:family="paragraph" style:parent-style-name="Standard">
      <style:paragraph-properties fo:text-align="justify" style:justify-single-word="false"/>
      <style:text-properties style:font-name="Calibri" officeooo:rsid="0021f6d8" officeooo:paragraph-rsid="0025cddf"/>
    </style:style>
    <style:style style:name="P32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1f106" officeooo:paragraph-rsid="0032c96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32c965" officeooo:paragraph-rsid="0032c96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34aa82" officeooo:paragraph-rsid="0034aa8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bold" officeooo:rsid="0001f106" officeooo:paragraph-rsid="002f9937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bold" officeooo:rsid="00316480" officeooo:paragraph-rsid="0031648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bold" officeooo:rsid="0031df44" officeooo:paragraph-rsid="0031df44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bold" officeooo:rsid="0032c965" officeooo:paragraph-rsid="0032c96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bold" officeooo:rsid="00316480" officeooo:paragraph-rsid="00316480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fo:font-weight="bold" officeooo:rsid="0001f106" officeooo:paragraph-rsid="0032c965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Calibri" fo:font-style="normal" officeooo:rsid="002f9937" officeooo:paragraph-rsid="002f9937" style:font-style-asian="normal" style:font-style-complex="normal"/>
    </style:style>
    <style:style style:name="T1" style:family="text">
      <style:text-properties officeooo:rsid="0005a201"/>
    </style:style>
    <style:style style:name="T2" style:family="text">
      <style:text-properties style:use-window-font-color="true" loext:opacity="0%" fo:font-weight="normal" style:font-weight-asian="normal" style:font-weight-complex="normal"/>
    </style:style>
    <style:style style:name="T3" style:family="text">
      <style:text-properties style:use-window-font-color="true" loext:opacity="0%" fo:font-weight="normal" officeooo:rsid="00037ecb" style:font-weight-asian="normal" style:font-weight-complex="normal"/>
    </style:style>
    <style:style style:name="T4" style:family="text">
      <style:text-properties style:use-window-font-color="true" loext:opacity="0%" fo:font-weight="normal" officeooo:rsid="000c168e" style:font-weight-asian="normal" style:font-weight-complex="normal"/>
    </style:style>
    <style:style style:name="T5" style:family="text">
      <style:text-properties style:use-window-font-color="true" loext:opacity="0%" officeooo:rsid="0005a201"/>
    </style:style>
    <style:style style:name="T6" style:family="text">
      <style:text-properties style:use-window-font-color="true" loext:opacity="0%" officeooo:rsid="00290861"/>
    </style:style>
    <style:style style:name="T7" style:family="text">
      <style:text-properties style:use-window-font-color="true" loext:opacity="0%" officeooo:rsid="002d3d76"/>
    </style:style>
    <style:style style:name="T8" style:family="text">
      <style:text-properties style:use-window-font-color="true" loext:opacity="0%" officeooo:rsid="002e59f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1df44" style:font-weight-asian="normal" style:font-weight-complex="normal"/>
    </style:style>
    <style:style style:name="T11" style:family="text">
      <style:text-properties fo:font-weight="normal" officeooo:rsid="0032c965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officeooo:rsid="002cdc0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e59f3"/>
    </style:style>
    <style:style style:name="T17" style:family="text">
      <style:text-properties officeooo:rsid="002f9937"/>
    </style:style>
    <style:style style:name="T18" style:family="text">
      <style:text-properties officeooo:rsid="00316480"/>
    </style:style>
    <style:style style:name="T19" style:family="text">
      <style:text-properties officeooo:rsid="0032c965"/>
    </style:style>
    <style:style style:name="T20" style:family="text">
      <style:text-properties officeooo:rsid="0034aa82"/>
    </style:style>
    <style:style style:name="T21" style:family="text">
      <style:text-properties officeooo:rsid="0035250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7">PROTOTIPO</text:p>
      <text:p text:style-name="P3"/>
      <text:p text:style-name="P6"/>
      <text:p text:style-name="P5"/>
      <text:p text:style-name="P7"><text:span text:style-name="T14">FIGMA</text:span></text:p>
      <text:p text:style-name="P11"><text:span text:style-name="T3"/></text:p>
      <text:p text:style-name="P24"><text:span text:style-name="T4">E</text:span><text:span text:style-name="T2">l prototipo planteado en Figma nos servirá de guía una vez empecemos a desarrollar la parte visual del proyecto, siempre contando con los cambios que pueda sufrir durante el proceso.</text:span></text:p>
      <text:p text:style-name="P24"><text:span text:style-name="T2">En este enlace esta el prototipo en modo previsualización. </text:span><text:a xlink:type="simple" xlink:href="https://www.figma.com/proto/5Tj3DYkeDv0MbRWS4D327L/UNIFY?type=design&amp;node-id=7-253&amp;t=uwo7Dt8VLy6dVWPu-1&amp;scaling=scale-down-width&amp;page-id=0%3A1&amp;mode=design" text:style-name="Internet_20_link" text:visited-style-name="Visited_20_Internet_20_Link">Figma Preview</text:a></text:p>
      <text:p text:style-name="P24"><text:span text:style-name="T2">En este otro enlace se puede ver el diseño. </text:span><text:a xlink:type="simple" xlink:href="https://www.figma.com/file/5Tj3DYkeDv0MbRWS4D327L/UNIFY?type=design&amp;node-id=0%3A1&amp;mode=design&amp;t=iucXYjtIHSDMqtOO-1" text:style-name="Internet_20_link" text:visited-style-name="Visited_20_Internet_20_Link">Figma Design</text:a></text:p>
      <text:p text:style-name="P24"><text:span text:style-name="T2"/></text:p>
      <text:p text:style-name="P25"><text:span text:style-name="T2">A continuación se explicarán las diferentes partes del diseño.</text:span></text:p>
      <text:p text:style-name="P12"><text:span text:style-name="T4"/></text:p>
      <text:p text:style-name="P26"><text:span text:style-name="T5">- </text:span><text:span text:style-name="T7">Layouts comunes</text:span></text:p>
      <text:p text:style-name="P13"><text:span text:style-name="T4"/></text:p>
      <text:p text:style-name="P19">La cabecera y el pie de página serán comunes. </text:p>
      <text:p text:style-name="P19"/>
      <text:p text:style-name="P19"><text:span text:style-name="T15">Cabecera: </text:span><text:s/></text:p>
      <text:p text:style-name="P19"/>
      <text:p text:style-name="P19">En la izquierda estará el logo de la web, el cual contiene el nombre <text:span text:style-name="T21">y te redirige a ‘Home’</text:span>. </text:p>
      <text:p text:style-name="P19"/>
      <text:p text:style-name="P19">En la parte central hay un campo que tendrá la función de buscador. Mediante este campo se realizará una consulta con la palabra a buscar (nombre de un juego) a la API para buscar las coincidencias. Estos resultados se mostrarán en la página ‘Filtro’.</text:p>
      <text:p text:style-name="P19"/>
      <text:p text:style-name="P19">En la parte derecha tendremos dos botones.</text:p>
      <text:p text:style-name="P19">El primero será ‘Login’. Este botón servirá para iniciar sesión. Al pulsarlo nos llevará a un popup o página ‘Login’ donde iniciar sesión.</text:p>
      <text:p text:style-name="P19">El segundo será ´Explora´ que nos llevará a la página ‘Filtro’.</text:p>
      <text:p text:style-name="P19"/>
      <text:p text:style-name="P23">Pie de página:</text:p>
      <text:p text:style-name="P19"/>
      <text:p text:style-name="P19">Estará divido en tres secciones. <text:span text:style-name="T16">Cada una llevará a una página independiente o popup.</text:span></text:p>
      <text:p text:style-name="P19"/>
      <text:p text:style-name="P19">En la primera se encontrarán diferentes enlaces de interés:</text:p>
      <text:p text:style-name="P19"/>
      <text:p text:style-name="P19">Contacto: Un formulario donde poder contactar con nosotros.</text:p>
      <text:p text:style-name="P19">Licencias: Donde se dará crédito a todos los recursos que se han utilizado para poder desarrollar la web <text:span text:style-name="T16">y las licencias utilizadas</text:span>.</text:p>
      <text:p text:style-name="P19">Agradecimientos: Sección donde podremos agradecer a todas las personas o tecnologías que nos han ayudado a realizar el proyecto.</text:p>
      <text:p text:style-name="P20">Links a las diferentes APIs utilizadas.</text:p>
      <text:p text:style-name="P20"/>
      <text:p text:style-name="P20"><text:soft-page-break/>En la sección central un texto con información sobre el desarrollo de la web, el logo y otro texto como resumen de la funcionalidad de la web.</text:p>
      <text:p text:style-name="P20"/>
      <text:p text:style-name="P20">En la última sección un texto sobre copyright.</text:p>
      <text:p text:style-name="P18"/>
      <text:p text:style-name="P14"><text:span text:style-name="T2"/></text:p>
      <text:p text:style-name="P8"><text:span text:style-name="T5">- </text:span><text:span text:style-name="T8">Home</text:span></text:p>
      <text:p text:style-name="P4"/>
      <text:p text:style-name="P29"><text:span text:style-name="T13">Esta será la página principal y lo primero que verán los usuarios cuando ingresen en la web.</text:span></text:p>
      <text:p text:style-name="P29"><text:span text:style-name="T13"/></text:p>
      <text:p text:style-name="P29"><text:span text:style-name="T13">Tendrá diferentes secciones diferenciadas por su título y una linea horizontal amarilla con degradado.</text:span></text:p>
      <text:p text:style-name="P29"><text:span text:style-name="T13"/></text:p>
      <text:p text:style-name="P29"><text:span text:style-name="T13">Algunos ejemplos de estas secciones serian ‘Últimas novedades’ o ‘Próximos lanzamientos’.</text:span></text:p>
      <text:p text:style-name="P29"><text:span text:style-name="T13"/></text:p>
      <text:p text:style-name="P29"><text:span text:style-name="T13">Se podrán visualizar las fichas de los diferentes juegos con un pequeño desplegable con información de en que plataforma se encuentran.</text:span></text:p>
      <text:p text:style-name="P29"><text:span text:style-name="T13"/></text:p>
      <text:p text:style-name="P29"><text:span text:style-name="T13">Estas secciones están sujetas a la disponibilidad de los endpoints que nos ofrezcan las diferentes APIs, por lo que pueden sufrir cambios. </text:span></text:p>
      <text:p text:style-name="P29"><text:span text:style-name="T13"/></text:p>
      <text:p text:style-name="P29"><text:span text:style-name="T13">Al clickar sobre cualquier juego te redireccionará a su ficha correspondiente.</text:span></text:p>
      <text:p text:style-name="P15"><text:span text:style-name="T2"/></text:p>
      <text:p text:style-name="P15"><text:span text:style-name="T2"/></text:p>
      <text:p text:style-name="P9"><text:span text:style-name="T5">- </text:span><text:span text:style-name="T6">F</text:span><text:span text:style-name="T8">iltros</text:span></text:p>
      <text:p text:style-name="P15"><text:span text:style-name="T2"/></text:p>
      <text:p text:style-name="P20">A esta página se podrá llegar a través del botón de la cabecera ‘Explorar’ o del buscador.</text:p>
      <text:p text:style-name="P20"/>
      <text:p text:style-name="P20">En la parte izquierda habrá un sidebar donde estarán incluidos los filtros.</text:p>
      <text:p text:style-name="P20"/>
      <text:p text:style-name="P21">En la parte central se mostrarán los resultados de las búsquedas.</text:p>
      <text:p text:style-name="P21">Se generarán diferentes tarjetas con la portada del juego, su nombre, fecha de lanzamiento, las plataformas donde esta disponible y su descripción.</text:p>
      <text:p text:style-name="P30"><text:span text:style-name="T12">Al clickar sobre cualquier juego te redireccionará a su ficha correspondiente.</text:span></text:p>
      <text:p text:style-name="P16"/>
      <text:p text:style-name="P16"/>
      <text:p text:style-name="P10"><text:span text:style-name="T1">- </text:span><text:span text:style-name="T17">Ficha</text:span></text:p>
      <text:p text:style-name="P10"/>
      <text:p text:style-name="P41">Página donde se mostrará la información completa del juego. <text:span text:style-name="T18">Se accederá al clickar sobre cualquier portada mostrada en Home, Filtro o Usuario.</text:span></text:p>
      <text:p text:style-name="P41"/>
      <text:p text:style-name="P41">A la izquierda habrá una sección donde se mostrará la portada del juego, debajo las diferentes plataformas que se consultan con la disponibilidad o precio si esta disponible.</text:p>
      <text:p text:style-name="P41"/>
      <text:p text:style-name="P41">En la parte central se mostrará el nombre con una linea horizontal amarilla con degradado. </text:p>
      <text:p text:style-name="P41">Debajo una sección con la información principal del juego. Género, PEGI, modo de juego, lanzamiento, desarrollador, editor, etc. </text:p>
      <text:p text:style-name="P41"><text:soft-page-break/></text:p>
      <text:p text:style-name="P41">Seguida de esa sección habrá otra con imágenes sobre el juego.</text:p>
      <text:p text:style-name="P41"/>
      <text:p text:style-name="P41">Esta información dependerá siempre de los endpoints de las APIs y lo que podamos obtener.</text:p>
      <text:p text:style-name="P22"/>
      <text:p text:style-name="P27"><text:span text:style-name="T1">- </text:span><text:span text:style-name="T17">Login</text:span></text:p>
      <text:p text:style-name="P35"><text:span text:style-name="T9"/></text:p>
      <text:p text:style-name="P36"><text:span text:style-name="T9">A través del botón ‘Login’ que se encuentra en la cabecera se podrá acceder a un popup o página donde ingresar o registrarse.</text:span></text:p>
      <text:p text:style-name="P36"><text:span text:style-name="T9"/></text:p>
      <text:p text:style-name="P36"><text:span text:style-name="T9">Para esta sección nos comunicaremos con la base de datos de usuarios alojada por el momento en </text:span><text:a xlink:type="simple" xlink:href="https://supabase.com/" text:style-name="Internet_20_link" text:visited-style-name="Visited_20_Internet_20_Link"><text:span text:style-name="T9">Supabase</text:span></text:a><text:span text:style-name="T9">. </text:span><text:span text:style-name="T10">Este es un servicio en linea donde podemos alojar la base de datos de PostgreSQL y manipularla fácilmente. </text:span></text:p>
      <text:p text:style-name="P36"><text:span text:style-name="T10"/></text:p>
      <text:p text:style-name="P37"><text:span text:style-name="T9">El </text:span><text:span text:style-name="T11">formulario de</text:span><text:span text:style-name="T9"> login tendrá un input email, contraseña, botón para iniciar sesión y botón para registrarse (este te redirecciona al formulario de registro). </text:span></text:p>
      <text:p text:style-name="P37"><text:span text:style-name="T9">Mediante el botón ‘Iniciar sesión’ se validará en la base de datos que sea un usuario válido y podrá acceder a su perfil</text:span></text:p>
      <text:p text:style-name="P36"><text:span text:style-name="T10"/></text:p>
      <text:p text:style-name="P38"><text:span text:style-name="T10">E</text:span><text:span text:style-name="T9">l formulario de registro tendrá un input de nombre de usuario, email, contraseña y confirmar contraseña. Después un botón para registrar y otro botón para ir a iniciar sesión.</text:span></text:p>
      <text:p text:style-name="P38"><text:span text:style-name="T9">Mediante ‘Registrarse’ se validará que los datos sean válidos y que ni el nombre de usuario, ni el email se encuentren en la base de datos. Si los datos son correctos, la cuenta será creada satisfactoriamente.</text:span></text:p>
      <text:p text:style-name="P38"><text:span text:style-name="T9"/></text:p>
      <text:p text:style-name="P28"><text:span text:style-name="T1">- </text:span><text:span text:style-name="T19">Usuarios</text:span></text:p>
      <text:p text:style-name="P32"/>
      <text:p text:style-name="P33">En la página de usuarios tendremos una sección central donde podremos ver la foto de perfil y el nombre de usuario.</text:p>
      <text:p text:style-name="P33"/>
      <text:p text:style-name="P33">Debajo una sección con los datos del perfil.</text:p>
      <text:p text:style-name="P33">Las plataformas que han sido agregadas, el nombre (este será diferente al nombre de usuario que es único) y la fecha de alta.</text:p>
      <text:p text:style-name="P33"/>
      <text:p text:style-name="P33">A continuación otra sección con pestañas:</text:p>
      <text:p text:style-name="P33"/>
      <text:p text:style-name="P33">La pestaña ‘<text:span text:style-name="T20">Tus Juegos</text:span>’ contiene los juegos que <text:span text:style-name="T20">tiene en las plataformas vinculadas.</text:span></text:p>
      <text:p text:style-name="P33"/>
      <text:p text:style-name="P34">La pestaña ‘Vincular cuentas’ contendrá los formularios correspondientes para vincular las diferentes cuentas de plataformas.</text:p>
      <text:p text:style-name="P34"/>
      <text:p text:style-name="P34">La pestaña ‘Privacidad’ te permitirá modificar datos como la foto de perfil, nombre y nombre de usuario, email o cambiar la contraseña.</text:p>
      <text:p text:style-name="P40"/>
      <text:p text:style-name="P39"><text:span text:style-name="T9"/></text:p>
      <text:p text:style-name="P27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Calibri" fo:font-size="12pt" officeooo:rsid="0000b5b5" officeooo:paragraph-rsid="0000b5b5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arlos Mallén / Sandra Rupérez<text:tab/><text:tab/> DAW 23/2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8T18:14:40.387000000</meta:creation-date>
    <dc:date>2024-05-05T19:21:18.302000000</dc:date>
    <meta:editing-duration>PT6H52M48S</meta:editing-duration>
    <meta:editing-cycles>26</meta:editing-cycles>
    <meta:generator>LibreOffice/24.2.2.2$Windows_X86_64 LibreOffice_project/d56cc158d8a96260b836f100ef4b4ef25d6f1a01</meta:generator>
    <meta:print-date>2024-05-05T19:20:49.784000000</meta:print-date>
    <meta:printed-by>Archivos PDF</meta:printed-by>
    <meta:document-statistic meta:table-count="0" meta:image-count="0" meta:object-count="0" meta:page-count="3" meta:paragraph-count="59" meta:word-count="870" meta:character-count="5280" meta:non-whitespace-character-count="4458"/>
  </office:meta>
</office:document-meta>
</file>